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f3d1" officeooo:paragraph-rsid="0014f3d1"/>
    </style:style>
    <style:style style:name="P2" style:family="paragraph" style:parent-style-name="Standard">
      <style:text-properties officeooo:rsid="0014f3d1" officeooo:paragraph-rsid="0019ae20"/>
    </style:style>
    <style:style style:name="P3" style:family="paragraph" style:parent-style-name="Standard">
      <style:text-properties officeooo:rsid="0014f3d1" officeooo:paragraph-rsid="001c6641"/>
    </style:style>
    <style:style style:name="P4" style:family="paragraph" style:parent-style-name="Standard">
      <style:text-properties officeooo:paragraph-rsid="0015b61e"/>
    </style:style>
    <style:style style:name="P5" style:family="paragraph" style:parent-style-name="Standard">
      <style:text-properties officeooo:rsid="0015490a" officeooo:paragraph-rsid="0015490a"/>
    </style:style>
    <style:style style:name="P6" style:family="paragraph" style:parent-style-name="Standard">
      <style:text-properties officeooo:rsid="0015490a" officeooo:paragraph-rsid="001c6641"/>
    </style:style>
    <style:style style:name="P7" style:family="paragraph" style:parent-style-name="Standard">
      <style:text-properties officeooo:rsid="0018c141" officeooo:paragraph-rsid="0018c141"/>
    </style:style>
    <style:style style:name="P8" style:family="paragraph" style:parent-style-name="Standard">
      <style:text-properties officeooo:rsid="0019ae20" officeooo:paragraph-rsid="0019ae20"/>
    </style:style>
    <style:style style:name="P9" style:family="paragraph" style:parent-style-name="Standard">
      <style:text-properties officeooo:rsid="0019f5ed" officeooo:paragraph-rsid="0019f5ed"/>
    </style:style>
    <style:style style:name="P10" style:family="paragraph" style:parent-style-name="Standard">
      <style:text-properties officeooo:rsid="001a04a5" officeooo:paragraph-rsid="001a04a5"/>
    </style:style>
    <style:style style:name="P11" style:family="paragraph" style:parent-style-name="Standard">
      <style:text-properties officeooo:rsid="001aff24" officeooo:paragraph-rsid="001aff24"/>
    </style:style>
    <style:style style:name="P12" style:family="paragraph" style:parent-style-name="Standard">
      <style:text-properties fo:font-style="normal" officeooo:paragraph-rsid="001c6641" style:font-style-asian="normal" style:font-style-complex="normal"/>
    </style:style>
    <style:style style:name="P13" style:family="paragraph" style:parent-style-name="Standard">
      <style:text-properties officeooo:rsid="001e48b6" officeooo:paragraph-rsid="001e48b6"/>
    </style:style>
    <style:style style:name="P14" style:family="paragraph" style:parent-style-name="Standard">
      <style:text-properties officeooo:rsid="001e6a5d" officeooo:paragraph-rsid="001e6a5d"/>
    </style:style>
    <style:style style:name="P15" style:family="paragraph" style:parent-style-name="Standard">
      <style:text-properties officeooo:rsid="002103c7" officeooo:paragraph-rsid="002103c7"/>
    </style:style>
    <style:style style:name="P16" style:family="paragraph" style:parent-style-name="Standard">
      <style:text-properties officeooo:rsid="002379d4" officeooo:paragraph-rsid="002379d4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officeooo:rsid="001e48b6" officeooo:paragraph-rsid="001e48b6"/>
    </style:style>
    <style:style style:name="P18" style:family="paragraph" style:parent-style-name="Standard">
      <style:text-properties officeooo:rsid="002379d4" officeooo:paragraph-rsid="002379d4"/>
    </style:style>
    <style:style style:name="P19" style:family="paragraph" style:parent-style-name="Standard">
      <style:text-properties officeooo:rsid="0024acb0" officeooo:paragraph-rsid="0024acb0"/>
    </style:style>
    <style:style style:name="P20" style:family="paragraph" style:parent-style-name="Standard">
      <style:text-properties officeooo:rsid="00272456" officeooo:paragraph-rsid="00272456"/>
    </style:style>
    <style:style style:name="P21" style:family="paragraph" style:parent-style-name="Standard">
      <style:text-properties officeooo:rsid="00272456" officeooo:paragraph-rsid="0029bc9b"/>
    </style:style>
    <style:style style:name="P22" style:family="paragraph" style:parent-style-name="Standard">
      <style:text-properties officeooo:rsid="0029bc9b" officeooo:paragraph-rsid="0029bc9b"/>
    </style:style>
    <style:style style:name="T1" style:family="text">
      <style:text-properties fo:font-variant="normal" fo:text-transform="none" fo:color="#24292e" style:font-name="SFMono-Regular" fo:font-size="10.5pt" fo:letter-spacing="normal" fo:font-style="normal" fo:font-weight="normal"/>
    </style:style>
    <style:style style:name="T2" style:family="text">
      <style:text-properties fo:font-variant="normal" fo:text-transform="none" fo:color="#24292e" style:font-name="SFMono-Regular" fo:font-size="10.5pt" fo:letter-spacing="normal" fo:font-style="normal" fo:font-weight="normal" officeooo:rsid="001717b4"/>
    </style:style>
    <style:style style:name="T3" style:family="text">
      <style:text-properties fo:font-variant="normal" fo:text-transform="none" fo:color="#24292e" style:font-name="SFMono-Regular" fo:font-size="10.5pt" fo:letter-spacing="normal" fo:font-style="normal" fo:font-weight="normal" officeooo:rsid="001e48b6"/>
    </style:style>
    <style:style style:name="T4" style:family="text">
      <style:text-properties fo:font-variant="normal" fo:text-transform="none" fo:color="#24292e" style:font-name="SFMono-Regular" fo:font-size="10.5pt" fo:letter-spacing="normal" fo:font-weight="normal"/>
    </style:style>
    <style:style style:name="T5" style:family="text">
      <style:text-properties fo:font-variant="normal" fo:text-transform="none" fo:color="#24292e" style:font-name="SFMono-Regular" fo:font-size="10.5pt" fo:letter-spacing="normal" fo:font-weight="normal" officeooo:rsid="001717b4"/>
    </style:style>
    <style:style style:name="T6" style:family="text">
      <style:text-properties fo:font-variant="normal" fo:text-transform="none" fo:color="#24292e" style:font-name="SFMono-Regular" fo:font-size="10.5pt" fo:letter-spacing="normal" fo:font-weight="normal" officeooo:rsid="001d8f37"/>
    </style:style>
    <style:style style:name="T7" style:family="text">
      <style:text-properties officeooo:rsid="001717b4"/>
    </style:style>
    <style:style style:name="T8" style:family="text">
      <style:text-properties officeooo:rsid="0019ae20"/>
    </style:style>
    <style:style style:name="T9" style:family="text">
      <style:text-properties officeooo:rsid="001a04a5"/>
    </style:style>
    <style:style style:name="T10" style:family="text">
      <style:text-properties officeooo:rsid="001c6641"/>
    </style:style>
    <style:style style:name="T11" style:family="text">
      <style:text-properties officeooo:rsid="001f2b32"/>
    </style:style>
    <style:style style:name="T12" style:family="text">
      <style:text-properties officeooo:rsid="00228546"/>
    </style:style>
    <style:style style:name="T13" style:family="text">
      <style:text-properties officeooo:rsid="00260c60"/>
    </style:style>
    <style:style style:name="T14" style:family="text">
      <style:text-properties fo:font-size="14pt" fo:font-weight="bold" officeooo:rsid="00260c60" style:font-size-asian="14pt" style:font-weight-asian="bold" style:font-size-complex="14pt" style:font-weight-complex="bold"/>
    </style:style>
    <style:style style:name="T15" style:family="text">
      <style:text-properties officeooo:rsid="0027d4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ab/>Création Projet</text:p>
      <text:p text:style-name="P2"><text:span text:style-name="T8">l</text:span>l //pour voir <text:span text:style-name="T7">le contenu du dossier</text:span></text:p>
      <text:p text:style-name="P1"><text:span text:style-name="T7">g</text:span>it init //pour preparer</text:p>
      <text:p text:style-name="P1">git add -A <text:s text:c="4"/>//-<text:span text:style-name="T7">A </text:span>pour all</text:p>
      <text:p text:style-name="P1">git commit -m « message à montrer »</text:p>
      <text:p text:style-name="P4"><text:bookmark text:name="empty-setup-push-repo-echo"/><text:span text:style-name="T1">git remote add origin https:·…….</text:span><text:span text:style-name="T2">ligne dans github <text:s text:c="3"/>//</text:span><text:span text:style-name="T3">origin = alias</text:span></text:p>
      <text:p text:style-name="P5">git push origin master <text:s/>//<text:span text:style-name="T7">pour envoyer sur la branche maitre</text:span></text:p>
      <text:p text:style-name="P5"/>
      <text:p text:style-name="P5"/>
      <text:p text:style-name="P5"/>
      <text:p text:style-name="P5"/>
      <text:p text:style-name="P8"><text:tab/>Changer fichier</text:p>
      <text:p text:style-name="P7">git status //pour voir si ca a changé</text:p>
      <text:p text:style-name="P7">git diff <text:s/>// pour afficher les différence en question</text:p>
      <text:p text:style-name="P7">git checkout -b nom_branche <text:s/>//pour <text:span text:style-name="T8">creer</text:span> sur une autre branche <text:span text:style-name="T8">et passe dessus</text:span></text:p>
      <text:p text:style-name="P8">git branch nom_branche //pour juste créer branche</text:p>
      <text:p text:style-name="P7">git push origin nom_branche <text:s/>//<text:span text:style-name="T8">ajouter doc sur branche</text:span></text:p>
      <text:p text:style-name="P8">git checkout nom_branche //aller sur la branche</text:p>
      <text:p text:style-name="P9">git merge master //colle la branche master dans la branche actuelle</text:p>
      <text:p text:style-name="P9">git pull <text:s/>//met <text:span text:style-name="T9">tout </text:span>à jour</text:p>
      <text:p text:style-name="P10">git pull nm_branche <text:s/>//met à jour seulement ce qu’il y a sur nom_branche</text:p>
      <text:p text:style-name="P10"/>
      <text:p text:style-name="P11"><text:tab/>envoyer fichier</text:p>
      <text:p text:style-name="P11">ll</text:p>
      <text:p text:style-name="P11">git status</text:p>
      <text:p text:style-name="P11">git chechout -b correction</text:p>
      <text:p text:style-name="P11">git commit -m « correction »</text:p>
      <text:p text:style-name="P11">git push origin dossier/</text:p>
      <text:p text:style-name="P11"/>
      <text:p text:style-name="P11"><text:tab/><text:span text:style-name="T10">modifier fichier</text:span></text:p>
      <text:p text:style-name="P3">git add -A <text:s text:c="4"/>//-<text:span text:style-name="T7">A </text:span>pour all</text:p>
      <text:p text:style-name="P3">git commit -m « message à montrer »</text:p>
      <text:p text:style-name="P12"><text:bookmark text:name="empty-setup-push-repo-echo1"/><text:span text:style-name="T4">git remote add origin https:·…….</text:span><text:span text:style-name="T5">ligne dans github <text:s text:c="2"/>//</text:span><text:span text:style-name="T6">defini sur quel depot on envoie</text:span></text:p>
      <text:p text:style-name="P6">git push origin master <text:s/>//<text:span text:style-name="T7">pour envoyer sur la branche maitre</text:span></text:p>
      <text:p text:style-name="P6"/>
      <text:p text:style-name="P6"/>
      <text:p text:style-name="P13">remote add nom_alias lien_futurement_à_pas_rentrer</text:p>
      <text:p text:style-name="P17">dossier qui commence par .un point apparaisse caché dans windows</text:p>
      <text:p text:style-name="P14">ll afiche fichier du dossier</text:p>
      <text:p text:style-name="P14">ll -al afficje aussi les caches</text:p>
      <text:p text:style-name="P13"/>
      <text:p text:style-name="P13">envoyer ;</text:p>
      <text:p text:style-name="P13">git Bash <text:span text:style-name="T12">dans menu contextuel </text:span>windows</text:p>
      <text:p text:style-name="P13">ll</text:p>
      <text:p text:style-name="P13"><text:tab/>-dans guthub</text:p>
      <text:p text:style-name="P13"><text:tab/>créer depot</text:p>
      <text:p text:style-name="P14">git init</text:p>
      <text:p text:style-name="P14">git add nom_fichier <text:s text:c="4"/>//met le fichier sur la ram</text:p>
      <text:p text:style-name="P14">git commit -m « modif faite » <text:s/>//git se prépare à envoyer</text:p>
      <text:p text:style-name="P14">git remote add origin lien_copié_depuis_github <text:s/>//<text:span text:style-name="T11">remote que la 1ere fois</text:span></text:p>
      <text:p text:style-name="P14"/>
      <text:p text:style-name="P14"/>
      <text:p text:style-name="P15"><text:soft-page-break/>git clone</text:p>
      <text:p text:style-name="P15">git pull //si projet déjà cloné pour juste modification</text:p>
      <text:p text:style-name="P13"/>
      <text:p text:style-name="P13"/>
      <text:p text:style-name="P13"/>
      <text:p text:style-name="P13"/>
      <text:p text:style-name="P13"/>
      <text:p text:style-name="P16">cd nom_dossier // aller dans le dossier</text:p>
      <text:p text:style-name="P16">cd <text:s/>.. remonter dans l’arborescence</text:p>
      <text:p text:style-name="P16"/>
      <text:p text:style-name="P16"/>
      <text:p text:style-name="P16"><text:tab/><text:tab/><text:tab/><text:span text:style-name="T14">MINIMUM</text:span></text:p>
      <text:p text:style-name="P16"><text:span text:style-name="T14"/></text:p>
      <text:p text:style-name="P19">CLONATION <text:span text:style-name="T13">vers le HDD</text:span></text:p>
      <text:p text:style-name="P19"/>
      <text:p text:style-name="P19"><text:tab/>git clone <text:span text:style-name="T15">nomdudepot</text:span></text:p>
      <text:p text:style-name="P19"/>
      <text:p text:style-name="P19"/>
      <text:p text:style-name="P20">UPDATE vers le HDD</text:p>
      <text:p text:style-name="P20"/>
      <text:p text:style-name="P20"><text:tab/>git status</text:p>
      <text:p text:style-name="P20"><text:tab/>git pull</text:p>
      <text:p text:style-name="P20"/>
      <text:p text:style-name="P20">CREER sur Github</text:p>
      <text:p text:style-name="P20"/>
      <text:p text:style-name="P20">ENVOYER 1ere fois sur GitHub</text:p>
      <text:p text:style-name="P20"><text:tab/></text:p>
      <text:p text:style-name="P20"><text:tab/><text:span text:style-name="T15">git checkout -b nom_nouvelle_branche</text:span></text:p>
      <text:p text:style-name="P20"><text:tab/><text:span text:style-name="T15">git add nomdudossier/</text:span></text:p>
      <text:p text:style-name="P20"><text:tab/><text:span text:style-name="T15">git commit -m « Message »</text:span></text:p>
      <text:p text:style-name="P21"><text:tab/><text:span text:style-name="T15">git push nomdudepot nomdelabranche</text:span></text:p>
      <text:p text:style-name="P21"/>
      <text:p text:style-name="P22">UPDATE sur GitHub</text:p>
      <text:p text:style-name="P22"/>
      <text:p text:style-name="P22"><text:tab/>git add nomdufichier nomdufichier nomdufichier</text:p>
      <text:p text:style-name="P22"><text:tab/><text:span text:style-name="T15">git commit -m «</text:span>Modifications faites<text:span text:style-name="T15">»</text:span></text:p>
      <text:p text:style-name="P22"><text:tab/><text:span text:style-name="T15">git push nomdudepot nomdelabranche</text:span></text:p>
      <text:p text:style-name="P20"><text:tab/>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1T10:51:28.346000000</meta:creation-date>
    <dc:date>2020-12-24T16:01:59.030000000</dc:date>
    <meta:editing-duration>PT7H44M50S</meta:editing-duration>
    <meta:editing-cycles>15</meta:editing-cycles>
    <meta:generator>LibreOffice/6.0.6.2$Windows_X86_64 LibreOffice_project/0c292870b25a325b5ed35f6b45599d2ea4458e77</meta:generator>
    <meta:document-statistic meta:table-count="0" meta:image-count="0" meta:object-count="0" meta:page-count="2" meta:paragraph-count="63" meta:word-count="341" meta:character-count="2065" meta:non-whitespace-character-count="1737"/>
  </office:meta>
</office:document-meta>
</file>